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274" officeooo:paragraph-rsid="00061274"/>
    </style:style>
    <style:style style:name="P2" style:family="paragraph" style:parent-style-name="Standard">
      <style:text-properties officeooo:rsid="00069ce5" officeooo:paragraph-rsid="00069ce5"/>
    </style:style>
    <style:style style:name="P3" style:family="paragraph" style:parent-style-name="Standard">
      <style:text-properties officeooo:rsid="0007b45d" officeooo:paragraph-rsid="0007b45d"/>
    </style:style>
    <style:style style:name="P4" style:family="paragraph" style:parent-style-name="Standard">
      <style:text-properties officeooo:rsid="000819d7" officeooo:paragraph-rsid="000819d7"/>
    </style:style>
    <style:style style:name="P5" style:family="paragraph" style:parent-style-name="Standard">
      <style:text-properties officeooo:rsid="000819d7" officeooo:paragraph-rsid="000b8232"/>
    </style:style>
    <style:style style:name="P6" style:family="paragraph" style:parent-style-name="Standard">
      <style:text-properties officeooo:rsid="00086d96" officeooo:paragraph-rsid="00086d96"/>
    </style:style>
    <style:style style:name="P7" style:family="paragraph" style:parent-style-name="Standard">
      <style:text-properties officeooo:rsid="00095168" officeooo:paragraph-rsid="00095168"/>
    </style:style>
    <style:style style:name="P8" style:family="paragraph" style:parent-style-name="Standard">
      <style:text-properties officeooo:rsid="000b8232" officeooo:paragraph-rsid="000b8232"/>
    </style:style>
    <style:style style:name="P9" style:family="paragraph" style:parent-style-name="Standard">
      <style:text-properties fo:color="#ff3333" fo:font-weight="bold" officeooo:rsid="0007b45d" officeooo:paragraph-rsid="0007b45d" style:font-weight-asian="bold" style:font-weight-complex="bold"/>
    </style:style>
    <style:style style:name="P10" style:family="paragraph" style:parent-style-name="Standard">
      <style:text-properties fo:color="#ff3333" fo:font-weight="bold" officeooo:rsid="000819d7" officeooo:paragraph-rsid="000819d7" style:font-weight-asian="bold" style:font-weight-complex="bold"/>
    </style:style>
    <style:style style:name="P11" style:family="paragraph" style:parent-style-name="Standard">
      <style:text-properties fo:color="#6666ff" fo:font-style="italic" fo:font-weight="normal" officeooo:rsid="000819d7" officeooo:paragraph-rsid="000b8232" style:font-style-asian="italic" style:font-weight-asian="normal" style:font-style-complex="italic" style:font-weight-complex="normal"/>
    </style:style>
    <style:style style:name="P12" style:family="paragraph" style:parent-style-name="Standard">
      <style:text-properties officeooo:rsid="000e7b93" officeooo:paragraph-rsid="000e7b93"/>
    </style:style>
    <style:style style:name="P13" style:family="paragraph" style:parent-style-name="Standard">
      <style:text-properties fo:color="#3333ff" fo:font-style="italic" officeooo:rsid="000e7b93" officeooo:paragraph-rsid="000e7b93" style:font-style-asian="italic" style:font-style-complex="italic"/>
    </style:style>
    <style:style style:name="P14" style:family="paragraph" style:parent-style-name="Standard">
      <style:text-properties fo:color="#3333ff" fo:font-style="italic" officeooo:rsid="000b8232" officeooo:paragraph-rsid="000b8232" style:font-style-asian="italic" style:font-style-complex="italic"/>
    </style:style>
    <style:style style:name="P15" style:family="paragraph" style:parent-style-name="Standard">
      <style:text-properties fo:color="#3333ff" fo:font-style="italic" officeooo:rsid="0011f422" officeooo:paragraph-rsid="0011f422" style:font-style-asian="italic" style:font-style-complex="italic"/>
    </style:style>
    <style:style style:name="P16" style:family="paragraph" style:parent-style-name="Standard">
      <style:text-properties fo:color="#3333ff" fo:font-style="italic" officeooo:rsid="001abd42" officeooo:paragraph-rsid="001abd42" style:font-style-asian="italic" style:font-style-complex="italic"/>
    </style:style>
    <style:style style:name="P17" style:family="paragraph" style:parent-style-name="Standard">
      <style:text-properties fo:color="#3333ff" fo:font-style="italic" officeooo:rsid="00240940" officeooo:paragraph-rsid="00240940" style:font-style-asian="italic" style:font-style-complex="italic"/>
    </style:style>
    <style:style style:name="P18" style:family="paragraph" style:parent-style-name="Standard">
      <style:text-properties fo:color="#3333ff" fo:font-style="italic" officeooo:rsid="002ab32d" officeooo:paragraph-rsid="002ab32d" style:font-style-asian="italic" style:font-style-complex="italic"/>
    </style:style>
    <style:style style:name="P19" style:family="paragraph" style:parent-style-name="Standard">
      <style:text-properties fo:color="#3333ff" fo:font-style="italic" officeooo:rsid="00361479" officeooo:paragraph-rsid="00361479" style:font-style-asian="italic" style:font-style-complex="italic"/>
    </style:style>
    <style:style style:name="P20" style:family="paragraph" style:parent-style-name="Standard">
      <style:text-properties fo:color="#3333ff" fo:font-style="italic" officeooo:rsid="0027c79e" officeooo:paragraph-rsid="0027c79e" fo:background-color="transparent" style:font-style-asian="italic" style:font-style-complex="italic"/>
    </style:style>
    <style:style style:name="P21" style:family="paragraph" style:parent-style-name="Standard">
      <style:text-properties fo:color="#3333ff" officeooo:rsid="00388b06" officeooo:paragraph-rsid="00388b06" fo:background-color="transparent"/>
    </style:style>
    <style:style style:name="P22" style:family="paragraph" style:parent-style-name="Standard">
      <style:text-properties officeooo:rsid="000fd9b9" officeooo:paragraph-rsid="000fd9b9"/>
    </style:style>
    <style:style style:name="P23" style:family="paragraph" style:parent-style-name="Standard">
      <style:text-properties officeooo:rsid="00106251" officeooo:paragraph-rsid="00106251"/>
    </style:style>
    <style:style style:name="P24" style:family="paragraph" style:parent-style-name="Standard">
      <style:text-properties officeooo:rsid="0011f422" officeooo:paragraph-rsid="0011f422"/>
    </style:style>
    <style:style style:name="P25" style:family="paragraph" style:parent-style-name="Standard">
      <style:text-properties officeooo:rsid="0012be52" officeooo:paragraph-rsid="0012be52"/>
    </style:style>
    <style:style style:name="P26" style:family="paragraph" style:parent-style-name="Standard">
      <style:text-properties officeooo:rsid="00145b11" officeooo:paragraph-rsid="00145b11"/>
    </style:style>
    <style:style style:name="P27" style:family="paragraph" style:parent-style-name="Standard">
      <style:text-properties officeooo:rsid="00186a0a" officeooo:paragraph-rsid="00186a0a"/>
    </style:style>
    <style:style style:name="P28" style:family="paragraph" style:parent-style-name="Standard">
      <style:text-properties officeooo:rsid="00186a0a" officeooo:paragraph-rsid="002a087c"/>
    </style:style>
    <style:style style:name="P29" style:family="paragraph" style:parent-style-name="Standard">
      <style:text-properties fo:color="#800000" officeooo:rsid="00186a0a" officeooo:paragraph-rsid="00186a0a"/>
    </style:style>
    <style:style style:name="P30" style:family="paragraph" style:parent-style-name="Standard">
      <style:text-properties fo:color="#ff6600" officeooo:rsid="00186a0a" officeooo:paragraph-rsid="00186a0a"/>
    </style:style>
    <style:style style:name="P31" style:family="paragraph" style:parent-style-name="Standard">
      <style:text-properties fo:color="#ff33ff" officeooo:rsid="00186a0a" officeooo:paragraph-rsid="00186a0a"/>
    </style:style>
    <style:style style:name="P32" style:family="paragraph" style:parent-style-name="Standard">
      <style:text-properties fo:color="#00ffff" officeooo:rsid="00186a0a" officeooo:paragraph-rsid="00186a0a"/>
    </style:style>
    <style:style style:name="P33" style:family="paragraph" style:parent-style-name="Standard">
      <style:text-properties fo:color="#00cc33" officeooo:rsid="00186a0a" officeooo:paragraph-rsid="00186a0a"/>
    </style:style>
    <style:style style:name="P34" style:family="paragraph" style:parent-style-name="Standard">
      <style:text-properties officeooo:rsid="001abd42" officeooo:paragraph-rsid="001abd42"/>
    </style:style>
    <style:style style:name="P35" style:family="paragraph" style:parent-style-name="Standard">
      <style:text-properties officeooo:rsid="001b3ddd" officeooo:paragraph-rsid="001b3ddd"/>
    </style:style>
    <style:style style:name="P36" style:family="paragraph" style:parent-style-name="Standard">
      <style:text-properties officeooo:rsid="001d051c" officeooo:paragraph-rsid="001eff81"/>
    </style:style>
    <style:style style:name="P37" style:family="paragraph" style:parent-style-name="Standard">
      <style:text-properties officeooo:rsid="001eff81" officeooo:paragraph-rsid="001eff81"/>
    </style:style>
    <style:style style:name="P38" style:family="paragraph" style:parent-style-name="Standard">
      <style:text-properties officeooo:rsid="00209e18" officeooo:paragraph-rsid="00209e18"/>
    </style:style>
    <style:style style:name="P39" style:family="paragraph" style:parent-style-name="Standard">
      <style:text-properties officeooo:rsid="00240940" officeooo:paragraph-rsid="00240940"/>
    </style:style>
    <style:style style:name="P40" style:family="paragraph" style:parent-style-name="Standard">
      <style:text-properties officeooo:rsid="002443aa" officeooo:paragraph-rsid="002443aa"/>
    </style:style>
    <style:style style:name="P41" style:family="paragraph" style:parent-style-name="Standard">
      <style:text-properties officeooo:rsid="00265ab4" officeooo:paragraph-rsid="00265ab4"/>
    </style:style>
    <style:style style:name="P42" style:family="paragraph" style:parent-style-name="Standard">
      <style:text-properties officeooo:rsid="00278339" officeooo:paragraph-rsid="00278339"/>
    </style:style>
    <style:style style:name="P43" style:family="paragraph" style:parent-style-name="Standard">
      <style:text-properties officeooo:rsid="0027c79e" officeooo:paragraph-rsid="0027c79e"/>
    </style:style>
    <style:style style:name="P44" style:family="paragraph" style:parent-style-name="Standard">
      <style:text-properties officeooo:rsid="00286629" officeooo:paragraph-rsid="00286629"/>
    </style:style>
    <style:style style:name="P45" style:family="paragraph" style:parent-style-name="Standard">
      <style:text-properties officeooo:rsid="002a087c" officeooo:paragraph-rsid="002a087c"/>
    </style:style>
    <style:style style:name="P46" style:family="paragraph" style:parent-style-name="Standard">
      <style:text-properties officeooo:rsid="002a790c" officeooo:paragraph-rsid="002a790c"/>
    </style:style>
    <style:style style:name="P47" style:family="paragraph" style:parent-style-name="Standard">
      <style:text-properties officeooo:rsid="002ab32d" officeooo:paragraph-rsid="002ab32d"/>
    </style:style>
    <style:style style:name="P48" style:family="paragraph" style:parent-style-name="Standard">
      <style:text-properties officeooo:rsid="002ab32d" officeooo:paragraph-rsid="002d164d"/>
    </style:style>
    <style:style style:name="P49" style:family="paragraph" style:parent-style-name="Standard">
      <style:text-properties officeooo:rsid="002c2587" officeooo:paragraph-rsid="002c2587"/>
    </style:style>
    <style:style style:name="P50" style:family="paragraph" style:parent-style-name="Standard">
      <style:text-properties officeooo:rsid="002e6c79" officeooo:paragraph-rsid="002e6c79"/>
    </style:style>
    <style:style style:name="P51" style:family="paragraph" style:parent-style-name="Standard">
      <style:text-properties officeooo:rsid="002fea16" officeooo:paragraph-rsid="002fea16"/>
    </style:style>
    <style:style style:name="P52" style:family="paragraph" style:parent-style-name="Standard">
      <style:text-properties officeooo:rsid="003008e8" officeooo:paragraph-rsid="003008e8"/>
    </style:style>
    <style:style style:name="P53" style:family="paragraph" style:parent-style-name="Standard">
      <style:text-properties officeooo:rsid="002b6cdd" officeooo:paragraph-rsid="002d164d"/>
    </style:style>
    <style:style style:name="P54" style:family="paragraph" style:parent-style-name="Standard">
      <style:text-properties officeooo:rsid="002b6cdd" officeooo:paragraph-rsid="00345b9a"/>
    </style:style>
    <style:style style:name="P55" style:family="paragraph" style:parent-style-name="Standard">
      <style:text-properties officeooo:rsid="003146b1" officeooo:paragraph-rsid="003146b1"/>
    </style:style>
    <style:style style:name="P56" style:family="paragraph" style:parent-style-name="Standard">
      <style:text-properties officeooo:rsid="003309c3" officeooo:paragraph-rsid="003309c3"/>
    </style:style>
    <style:style style:name="P57" style:family="paragraph" style:parent-style-name="Standard">
      <style:text-properties officeooo:rsid="00361479" officeooo:paragraph-rsid="00361479"/>
    </style:style>
    <style:style style:name="P58" style:family="paragraph" style:parent-style-name="Standard">
      <style:text-properties officeooo:rsid="0037912e" officeooo:paragraph-rsid="0037912e"/>
    </style:style>
    <style:style style:name="P59" style:family="paragraph" style:parent-style-name="Standard">
      <style:text-properties officeooo:rsid="00388b06" officeooo:paragraph-rsid="00388b06"/>
    </style:style>
    <style:style style:name="P60" style:family="paragraph" style:parent-style-name="Standard">
      <style:text-properties officeooo:rsid="0031f66d" officeooo:paragraph-rsid="00345b9a"/>
    </style:style>
    <style:style style:name="P61" style:family="paragraph" style:parent-style-name="Standard">
      <style:text-properties officeooo:rsid="003b0014" officeooo:paragraph-rsid="003b0014"/>
    </style:style>
    <style:style style:name="P62" style:family="paragraph" style:parent-style-name="Standard">
      <style:text-properties officeooo:rsid="003cb235" officeooo:paragraph-rsid="003cb235"/>
    </style:style>
    <style:style style:name="P63" style:family="paragraph" style:parent-style-name="Standard">
      <style:text-properties officeooo:rsid="003edd23" officeooo:paragraph-rsid="003edd23"/>
    </style:style>
    <style:style style:name="P64" style:family="paragraph" style:parent-style-name="Standard">
      <style:text-properties officeooo:rsid="003edd23" officeooo:paragraph-rsid="003f629c"/>
    </style:style>
    <style:style style:name="P65" style:family="paragraph" style:parent-style-name="Standard">
      <style:text-properties officeooo:rsid="003f629c" officeooo:paragraph-rsid="003f629c"/>
    </style:style>
    <style:style style:name="P66" style:family="paragraph" style:parent-style-name="Standard">
      <style:text-properties officeooo:rsid="003f629c" officeooo:paragraph-rsid="00406a0d"/>
    </style:style>
    <style:style style:name="P67" style:family="paragraph" style:parent-style-name="Standard">
      <style:text-properties officeooo:rsid="00406a0d" officeooo:paragraph-rsid="00406a0d"/>
    </style:style>
    <style:style style:name="P68" style:family="paragraph" style:parent-style-name="Standard">
      <style:text-properties officeooo:rsid="00406a0d" officeooo:paragraph-rsid="00417dc7"/>
    </style:style>
    <style:style style:name="P69" style:family="paragraph" style:parent-style-name="Standard">
      <style:text-properties officeooo:rsid="00406a0d" officeooo:paragraph-rsid="0044ca64"/>
    </style:style>
    <style:style style:name="P70" style:family="paragraph" style:parent-style-name="Standard">
      <style:text-properties fo:color="#000000" officeooo:rsid="00406a0d" officeooo:paragraph-rsid="00406a0d"/>
    </style:style>
    <style:style style:name="P71" style:family="paragraph" style:parent-style-name="Standard">
      <style:text-properties fo:color="#000000" officeooo:rsid="00417dc7" officeooo:paragraph-rsid="00406a0d"/>
    </style:style>
    <style:style style:name="P72" style:family="paragraph" style:parent-style-name="Standard">
      <style:text-properties fo:color="#000000" officeooo:rsid="00417dc7" officeooo:paragraph-rsid="00417dc7"/>
    </style:style>
    <style:style style:name="P73" style:family="paragraph" style:parent-style-name="Standard">
      <style:text-properties fo:color="#000000" officeooo:rsid="00417dc7" officeooo:paragraph-rsid="0044ca64"/>
    </style:style>
    <style:style style:name="P74" style:family="paragraph" style:parent-style-name="Standard">
      <style:text-properties fo:color="#000000" officeooo:rsid="00480683" officeooo:paragraph-rsid="00480683"/>
    </style:style>
    <style:style style:name="P75" style:family="paragraph" style:parent-style-name="Standard">
      <style:text-properties fo:color="#000000" officeooo:rsid="004a1cb1" officeooo:paragraph-rsid="004a1cb1"/>
    </style:style>
    <style:style style:name="P76" style:family="paragraph" style:parent-style-name="Standard">
      <style:text-properties officeooo:rsid="004a1cb1" officeooo:paragraph-rsid="004a1cb1"/>
    </style:style>
    <style:style style:name="P77" style:family="paragraph" style:parent-style-name="Standard">
      <style:text-properties officeooo:rsid="004bcdfe" officeooo:paragraph-rsid="004bcdfe"/>
    </style:style>
    <style:style style:name="P78" style:family="paragraph" style:parent-style-name="Standard">
      <style:text-properties fo:color="#ff3333" fo:font-weight="bold" officeooo:rsid="000819d7" officeooo:paragraph-rsid="000819d7" style:font-weight-asian="bold" style:font-weight-complex="bold"/>
    </style:style>
    <style:style style:name="P79" style:family="paragraph" style:parent-style-name="Standard">
      <style:text-properties fo:color="#ff3333" fo:font-weight="bold" officeooo:rsid="000819d7" officeooo:paragraph-rsid="00086d96" style:font-weight-asian="bold" style:font-weight-complex="bold"/>
    </style:style>
    <style:style style:name="P80" style:family="paragraph" style:parent-style-name="Standard">
      <style:text-properties fo:color="#ff3333" fo:font-weight="bold" officeooo:rsid="00095168" officeooo:paragraph-rsid="00095168" style:font-weight-asian="bold" style:font-weight-complex="bold"/>
    </style:style>
    <style:style style:name="P81" style:family="paragraph" style:parent-style-name="Standard">
      <style:text-properties officeooo:rsid="00061274" officeooo:paragraph-rsid="00061274"/>
    </style:style>
    <style:style style:name="P82" style:family="paragraph" style:parent-style-name="Standard">
      <style:text-properties officeooo:rsid="00069ce5" officeooo:paragraph-rsid="00069ce5"/>
    </style:style>
    <style:style style:name="P83" style:family="paragraph" style:parent-style-name="Standard">
      <style:text-properties officeooo:rsid="0007b45d" officeooo:paragraph-rsid="0007b45d"/>
    </style:style>
    <style:style style:name="P84" style:family="paragraph" style:parent-style-name="Standard">
      <style:text-properties officeooo:rsid="0007b45d" officeooo:paragraph-rsid="004cb072"/>
    </style:style>
    <style:style style:name="P85" style:family="paragraph" style:parent-style-name="Standard">
      <style:text-properties officeooo:rsid="00145b11" officeooo:paragraph-rsid="00145b11"/>
    </style:style>
    <style:style style:name="P8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61274" officeooo:paragraph-rsid="00061274"/>
    </style:style>
    <style:style style:name="P87"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69ce5" officeooo:paragraph-rsid="00069ce5"/>
    </style:style>
    <style:style style:name="P88" style:family="paragraph" style:parent-style-name="Standard">
      <style:paragraph-properties style:border-line-width-bottom="0.0346in 0.0102in 0.0102in" fo:padding="0.0291in" fo:border-left="none" fo:border-right="none" fo:border-top="none" fo:border-bottom="4pt double #000000" style:join-border="false"/>
      <style:text-properties fo:color="#000000" fo:font-weight="bold" officeooo:rsid="0007b45d" officeooo:paragraph-rsid="0007b45d" style:font-weight-asian="bold" style:font-weight-complex="bold"/>
    </style:style>
    <style:style style:name="P89"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7b45d" officeooo:paragraph-rsid="0007b45d"/>
    </style:style>
    <style:style style:name="P9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819d7" officeooo:paragraph-rsid="003f629c"/>
    </style:style>
    <style:style style:name="P91" style:family="paragraph" style:parent-style-name="Standard">
      <style:paragraph-properties style:border-line-width-bottom="0.0346in 0.0102in 0.0102in" fo:padding="0.0291in" fo:border-left="none" fo:border-right="none" fo:border-top="none" fo:border-bottom="4pt double #000000" style:join-border="false"/>
      <style:text-properties fo:color="#ff3333" fo:font-weight="bold" officeooo:rsid="000819d7" officeooo:paragraph-rsid="000819d7" style:font-weight-asian="bold" style:font-weight-complex="bold"/>
    </style:style>
    <style:style style:name="P9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86d96" officeooo:paragraph-rsid="00086d96"/>
    </style:style>
    <style:style style:name="P9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95168" officeooo:paragraph-rsid="00095168"/>
    </style:style>
    <style:style style:name="P9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45b11" officeooo:paragraph-rsid="00145b11"/>
    </style:style>
    <style:style style:name="P95"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78339" officeooo:paragraph-rsid="00278339"/>
    </style:style>
    <style:style style:name="T1" style:family="text">
      <style:text-properties officeooo:rsid="00095168"/>
    </style:style>
    <style:style style:name="T2" style:family="text">
      <style:text-properties officeooo:rsid="000b8232"/>
    </style:style>
    <style:style style:name="T3" style:family="text">
      <style:text-properties fo:color="#ff3333" fo:font-weight="bold" style:font-weight-asian="bold" style:font-weight-complex="bold"/>
    </style:style>
    <style:style style:name="T4" style:family="text">
      <style:text-properties fo:color="#3333ff"/>
    </style:style>
    <style:style style:name="T5" style:family="text">
      <style:text-properties fo:color="#6666ff"/>
    </style:style>
    <style:style style:name="T6" style:family="text">
      <style:text-properties officeooo:rsid="000e7b93"/>
    </style:style>
    <style:style style:name="T7" style:family="text">
      <style:text-properties officeooo:rsid="000fd9b9"/>
    </style:style>
    <style:style style:name="T8" style:family="text">
      <style:text-properties officeooo:rsid="00106251"/>
    </style:style>
    <style:style style:name="T9" style:family="text">
      <style:text-properties fo:font-weight="bold" style:font-weight-asian="bold" style:font-weight-complex="bold"/>
    </style:style>
    <style:style style:name="T10" style:family="text">
      <style:text-properties fo:font-weight="bold" officeooo:rsid="00106251" style:font-weight-asian="bold" style:font-weight-complex="bold"/>
    </style:style>
    <style:style style:name="T11" style:family="text">
      <style:text-properties officeooo:rsid="00145b11"/>
    </style:style>
    <style:style style:name="T12" style:family="text">
      <style:text-properties officeooo:rsid="0017c618"/>
    </style:style>
    <style:style style:name="T13" style:family="text">
      <style:text-properties fo:color="#800000"/>
    </style:style>
    <style:style style:name="T14" style:family="text">
      <style:text-properties fo:color="#ff6600"/>
    </style:style>
    <style:style style:name="T15" style:family="text">
      <style:text-properties fo:color="#ff33ff"/>
    </style:style>
    <style:style style:name="T16" style:family="text">
      <style:text-properties fo:color="#00ffff"/>
    </style:style>
    <style:style style:name="T17" style:family="text">
      <style:text-properties fo:color="#00cc33"/>
    </style:style>
    <style:style style:name="T18" style:family="text">
      <style:text-properties fo:color="#0000cc"/>
    </style:style>
    <style:style style:name="T19" style:family="text">
      <style:text-properties officeooo:rsid="00187610"/>
    </style:style>
    <style:style style:name="T20" style:family="text">
      <style:text-properties officeooo:rsid="00201e2a"/>
    </style:style>
    <style:style style:name="T21" style:family="text">
      <style:text-properties officeooo:rsid="002228c1"/>
    </style:style>
    <style:style style:name="T22" style:family="text">
      <style:text-properties officeooo:rsid="002443aa"/>
    </style:style>
    <style:style style:name="T23" style:family="text">
      <style:text-properties officeooo:rsid="00278339"/>
    </style:style>
    <style:style style:name="T24" style:family="text">
      <style:text-properties officeooo:rsid="002a790c"/>
    </style:style>
    <style:style style:name="T25" style:family="text">
      <style:text-properties officeooo:rsid="002b6cdd"/>
    </style:style>
    <style:style style:name="T26" style:family="text">
      <style:text-properties officeooo:rsid="00321248"/>
    </style:style>
    <style:style style:name="T27" style:family="text">
      <style:text-properties fo:color="#ff9900"/>
    </style:style>
    <style:style style:name="T28" style:family="text">
      <style:text-properties fo:color="#ff9900" fo:font-weight="normal" style:font-weight-asian="normal" style:font-weight-complex="normal"/>
    </style:style>
    <style:style style:name="T29" style:family="text">
      <style:text-properties fo:color="#ff9900" officeooo:rsid="001eff81"/>
    </style:style>
    <style:style style:name="T30" style:family="text">
      <style:text-properties fo:color="#ff9900" officeooo:rsid="002a790c"/>
    </style:style>
    <style:style style:name="T31" style:family="text">
      <style:text-properties fo:color="#ff9900" officeooo:rsid="00345b9a"/>
    </style:style>
    <style:style style:name="T32" style:family="text">
      <style:text-properties fo:color="#ff9900" officeooo:rsid="003008e8"/>
    </style:style>
    <style:style style:name="T33" style:family="text">
      <style:text-properties fo:color="#ff9900" officeooo:rsid="0037912e"/>
    </style:style>
    <style:style style:name="T34" style:family="text">
      <style:text-properties fo:color="#ff9900" officeooo:rsid="00361479"/>
    </style:style>
    <style:style style:name="T35" style:family="text">
      <style:text-properties fo:color="#ff9900" officeooo:rsid="00406a0d"/>
    </style:style>
    <style:style style:name="T36" style:family="text">
      <style:text-properties fo:color="#ff9900" fo:background-color="transparent" loext:char-shading-value="0"/>
    </style:style>
    <style:style style:name="T37" style:family="text">
      <style:text-properties fo:color="#ff9900" officeooo:rsid="004bcdfe"/>
    </style:style>
    <style:style style:name="T38" style:family="text">
      <style:text-properties officeooo:rsid="00345b9a"/>
    </style:style>
    <style:style style:name="T39" style:family="text">
      <style:text-properties fo:color="#2c001e"/>
    </style:style>
    <style:style style:name="T40" style:family="text">
      <style:text-properties fo:color="#ff3300" officeooo:rsid="00345b9a"/>
    </style:style>
    <style:style style:name="T41" style:family="text">
      <style:text-properties officeooo:rsid="00361479"/>
    </style:style>
    <style:style style:name="T42" style:family="text">
      <style:text-properties officeooo:rsid="0037912e"/>
    </style:style>
    <style:style style:name="T43" style:family="text">
      <style:text-properties officeooo:rsid="003edd23"/>
    </style:style>
    <style:style style:name="T44" style:family="text">
      <style:text-properties officeooo:rsid="003f629c"/>
    </style:style>
    <style:style style:name="T45" style:family="text">
      <style:text-properties officeooo:rsid="00406a0d"/>
    </style:style>
    <style:style style:name="T46" style:family="text">
      <style:text-properties fo:color="#000000"/>
    </style:style>
    <style:style style:name="T47" style:family="text">
      <style:text-properties fo:color="#000000" officeooo:rsid="00417dc7"/>
    </style:style>
    <style:style style:name="T48" style:family="text">
      <style:text-properties fo:color="#000000" officeooo:rsid="0044ca64"/>
    </style:style>
    <style:style style:name="T49" style:family="text">
      <style:text-properties fo:color="#000000" fo:font-weight="bold" style:font-weight-asian="bold" style:font-weight-complex="bold"/>
    </style:style>
    <style:style style:name="T50" style:family="text">
      <style:text-properties fo:color="#006600"/>
    </style:style>
    <style:style style:name="T51" style:family="text">
      <style:text-properties fo:color="#006600" fo:background-color="transparent" loext:char-shading-value="0"/>
    </style:style>
    <style:style style:name="T52" style:family="text">
      <style:text-properties fo:color="#006600" officeooo:rsid="00417dc7"/>
    </style:style>
    <style:style style:name="T53" style:family="text">
      <style:text-properties fo:color="#006600" officeooo:rsid="0044ca64"/>
    </style:style>
    <style:style style:name="T54" style:family="text">
      <style:text-properties officeooo:rsid="004bcd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 yöneticisi kurdugu sanal sistemlerin isimleri şifrelerini rahat bir şekilde hatırlayabileceği sistematik bir şekilde kurmalıdır. Şifreleri bir kenara not etmek, şifrelerin ele geçmesi durumunda doğrudan sistem yöneticisini suçlu çıkarır.</text:p>
      <text:p text:style-name="P1"/>
      <text:p text:style-name="P1">Bunun yanı sıra, konsol ‘ u root izninde açık bırakmak yine sistemlerde yaşanacak herhangi bir olayda yine yöneticisinin doğrudan suçlanmasına neden olacaktır.</text:p>
      <text:p text:style-name="P1"/>
      <text:p text:style-name="P1">Sistem yönetici sanal makina kuracağı zaman sunucunun yada ana makinanın fiziksel ram miktarını göz önüne almalıdır ve kurulan sanal makinaların ram miktarlarını mümkün olduğu kadar eşit dağıtmalıdır. Fiziksel ram miktarını aşan sanal makina kurulması , tüm makinaların çalışması durumunda ana sistemin çökmesine neden olacağından bütün makinalarda ana sistemle çökecektir.</text:p>
      <text:p text:style-name="P1">Tüm makinaları aynı anda çalıştırmam düşüncesi olsa da bir anlık dikkatsizlik sonucunda açılan fazla makina tüm makinaları çökertebilir.</text:p>
      <text:p text:style-name="P86"/>
      <text:p text:style-name="P1"/>
      <text:p text:style-name="P1"/>
      <text:p text:style-name="P1"><text:span text:style-name="T3">DHCP : </text:span>Sisteme ( Bilgisayar yada Makina ) IP adresi, <text:s/>Ağ Maskesi, <text:s/>Ağ geçidi ve DNS Adresleri gibi bilgileri otomatik olarak atamak için kullanılan sunucu servisleridir. Bir ağda bulunan tüm cihazları tek tek gezip benzer ip parametrelerinin defalarca elle girilmesini engelleyerek zamandan tasarruf etmeye yarar.</text:p>
      <text:p text:style-name="P1"/>
      <text:p text:style-name="P2">DHCP Sunucundan ip alan her sistem ( Bilgisayar yada Makina ) client olarak adlandırılmaktadır.</text:p>
      <text:p text:style-name="P87"/>
      <text:p text:style-name="P2"/>
      <text:p text:style-name="P2"/>
      <text:p text:style-name="P3"><text:span text:style-name="T3">NTP ( Network Time Protocol ) :</text:span> Eski ama önemli bir protokoldür. NTP Ağ üzerinde çalışan sistemler arasında zaman senkrozinasyonunu sağlar. Kurulan sanal makinaların NTP yapılandırması yapılmaz ise sanal makinanın ağa bağlantısında hata ile karşılaşılması muhtemeldir. Çünkü NTP Protokollü kimlik doğrulama, yetkilendirme gibi önem arz eden işlemler için çok önemlidir.</text:p>
      <text:p text:style-name="P88"/>
      <text:p text:style-name="P3"/>
      <text:p text:style-name="P3"/>
      <text:p text:style-name="P3">Sunucularda bir hata olması durumunda bu hatalar sistemde otomatik olarak log ( kayıt – girdi ) altında saklanır.</text:p>
      <text:p text:style-name="P3"/>
      <text:p text:style-name="P3">Linux dağıtımı olan açık kaynak sistemlerde bu hatalar var klasörü altında depolanır ve kullanıcı var klasörüne giderek buradaki log ‘ lardan mevcut hata ile ilgili her türlü bilgi ve detayı görebilir.</text:p>
      <text:p text:style-name="P3"/>
      <text:p text:style-name="P3">Lakin Windows gibi kapalı kaynak sistemlerde, Windows size sadece bilmeniz gereken özetsel bir hata verir. Hata ile ilgili diger tüm detayları kendi loglarında barındırsa da sizin erişmenize ve görmenize izin vermez.</text:p>
      <text:p text:style-name="P89"><text:span text:style-name="T3"/></text:p>
      <text:p text:style-name="P3"/>
      <text:p text:style-name="P3"><text:span text:style-name="T3"/></text:p>
      <text:p text:style-name="P3"><text:span text:style-name="T3">SWAP </text:span>, Linux ‘ da , Fiziksel RAM miktarının yetersiz olduğu durumlarda harddisk ‘ in bir bölümünün ayrılarak RAM gibi kullanılmasını sağlamaktadır. Fiziksel Ram Miktarını aşan sanal makina çalıştırılması gerektiği durumlarda, eksik ram miktarını gidermek amacıyla SWAP kullanılabilir.</text:p>
      <text:p text:style-name="P3"/>
      <text:p text:style-name="P3">Windows Ortamında SWAP, Virtual Memory , Sanal Bellek olarak bilinmektedir.</text:p>
      <text:p text:style-name="P3"><text:span text:style-name="T3"/></text:p>
      <text:p text:style-name="P89"><text:soft-page-break/><text:span text:style-name="T49"/></text:p>
      <text:p text:style-name="P84"><text:span text:style-name="T3"><text:s/></text:span></text:p>
      <text:p text:style-name="P3"/>
      <text:p text:style-name="P9">Linux Dağıtımı olan Pardus Kurulumunda ;</text:p>
      <text:p text:style-name="P3"/>
      <text:p text:style-name="P3"><text:span text:style-name="T4">Makine Adı : </text:span>Bilgisayarın bağlı olduğu ağda yada internet ortamında görüneceği addır. Windows ‘ da bu Bilgisayar Adı olarak geçmektedir.</text:p>
      <text:p text:style-name="P3"/>
      <text:p text:style-name="P3"><text:span text:style-name="T4">Alan Adı :</text:span> Bilgisayarı kurulu bir ağa bağlamak istediğinizde, bağlanmak istediğiniz ağın yazılacağı yerdir.</text:p>
      <text:p text:style-name="P3"/>
      <text:p text:style-name="P3"><text:span text:style-name="T4">Kullanıcı Adı : </text:span>Bilgisayar kullanıcısına ait olacak olan addır.</text:p>
      <text:p text:style-name="P89"/>
      <text:p text:style-name="P3"><text:span text:style-name="T3"><text:s/></text:span></text:p>
      <text:p text:style-name="P3"/>
      <text:p text:style-name="P4">Linux Terminalinde Komut kullanırken , komutlara ait parametreler - ( Tire ) ‘ den sonra yazılır.</text:p>
      <text:p text:style-name="P4"/>
      <text:p text:style-name="P4">Örneğin : ls -a dediğimizde</text:p>
      <text:p text:style-name="P4"/>
      <text:p text:style-name="P4">ls burada komut a ise yardımcı parametredir.</text:p>
      <text:p text:style-name="P91"/>
      <text:p text:style-name="P4"/>
      <text:p text:style-name="P10"/>
      <text:p text:style-name="P10">Linux Terminal Komutları ;</text:p>
      <text:p text:style-name="P4"/>
      <text:p text:style-name="P11">man <text:span text:style-name="T2">komutu</text:span> ;</text:p>
      <text:p text:style-name="P5">Ingilizce manual ( kullanım kılavuzu ) kısaltmasından gelir ve kendinden sonra yazılan komut hakkındaki hazır bir manuel’i açar. </text:p>
      <text:p text:style-name="P4"/>
      <text:p text:style-name="P4">Örneğin : man ls komutu , ls komutuna ait manuel’i açar.</text:p>
      <text:p text:style-name="P4"/>
      <text:p text:style-name="P4">Kullanıcı bu yolla Linux komutları hakkındaki her türlü bilgiye ulaşabilir. <text:span text:style-name="T6">Komut nedir, ne için kullanılır, parametreleri nelerdir ve parametreleri ile neler yapılabilir gibi.</text:span></text:p>
      <text:p text:style-name="P4"/>
      <text:p text:style-name="P8"><text:span text:style-name="T28">man komutadı :</text:span><text:span text:style-name="T27"> </text:span>komutu ile manuel açıldıktan sonra “boşluk” tuşuna kullanarak sayfa sayfa aşağı doğru ilerleyebiliriz. <text:s/>“q” tuşu ile manuelden çıkabilirken, <text:s/>“h” tuşu ile yardımı aktifleştirebiliriz.</text:p>
      <text:p text:style-name="P8"/>
      <text:p text:style-name="P22"><text:span text:style-name="T27">man -a komutadı ,</text:span> kombinasyonu bize ilgili komutun sahip olduğu ilk manuel sayfasını otomatik olarak açar. Bu sayfayı okumayı bitirdiğinizde yada q ile çıktığınızda başka sayfa yada sayfaları var ise size bunu gösterir ve mevcut sayfayı okumak için Enter ‘ a , mevcut sayfayı atlayıp diger sayfaya geçmek için CTRL + D kombinasyonunu kullanımızı, manuelden çıkmak için ise CTRL + C kombinasyonunu kullanmanızı ister. -a parametresinde bilinmesi gereken şey, bir sayfayı okumayı bitirdiğinizde yada mevcut sayfadan çıkmak için q ‘ ye bastığınızda ilgili komutun başka bir sayfası yoksa manuel ‘ den otomatik olarak çıkacaktır.</text:p>
      <text:p text:style-name="P22"/>
      <text:p text:style-name="P23">Örneğin : man -a intro , intro komutuna ait olan manuel’in ilk sayfasını açar. Sayfadan çıktığınızda diger sayfaları görmek mümkündür.</text:p>
      <text:p text:style-name="P22"/>
      <text:p text:style-name="P22"><text:span text:style-name="T27">man -f komutadı,</text:span> <text:span text:style-name="T8">kombinasyonu bize ilgili komuta ait kaç manuel sayfası olduğunu ve hangi sayfanın hangi bilgileri içerdiğini gösterir. Basit bir örnekle kitaplardaki içindekiler bölümüne </text:span><text:soft-page-break/><text:span text:style-name="T8">benzetilebilir. -f parametresini kullandığınızda sayfa numaralarıda görüneceğinden </text:span><text:span text:style-name="T10">man -a sayfanumarası (sayıyla ) </text:span><text:span text:style-name="T8">kombinasyonunu kullanarak doğrudan ilgili sayfayı okuyabilirsiniz.</text:span></text:p>
      <text:p text:style-name="P22"/>
      <text:p text:style-name="P23">Örneğin : man -f intro yazdığımızda intro komutuna ait manuel sayfalarını görmek mümkün. Buradan man -a 8 intro komutunu kullanarak doğrudan 8 numaralı sayfayı okuyabilirsiniz.</text:p>
      <text:p text:style-name="P22"/>
      <text:p text:style-name="P46">Son olarak bir komut hakkındaki manuel’i terminalde görmek yerine bir dosyaya yazdırmak isterseniz ; man komutadı &gt; dosyaadı kombinasyonunu kullanabilirsiniz.</text:p>
      <text:p text:style-name="P46"/>
      <text:p text:style-name="P46">Örneğin : man ls &gt; lskomutukullanımkılavuzu</text:p>
      <text:p text:style-name="P8"/>
      <text:p text:style-name="P13">komutadı --help</text:p>
      <text:p text:style-name="P12"/>
      <text:p text:style-name="P12">Komutlar hakkındaki yardım penceresini açmak için, komutadı --help kombinasyonunu kullanılırız.</text:p>
      <text:p text:style-name="P12"/>
      <text:p text:style-name="P12">Help <text:span text:style-name="T12">parametresi </text:span>, bize ilgili komutun nasıl kullanıldığı<text:span text:style-name="T7">nı</text:span>, parametrelerinin neler olduğunu ve bu parametreler ile neler yapılabileceğini bize gösterir. </text:p>
      <text:p text:style-name="P12"/>
      <text:p text:style-name="P22">Her ne kadar manuel’i açan man komutuna benzerlik gösterse de man komutlar hakkında daha kapsamlı bilgiler içerir.</text:p>
      <text:p text:style-name="P8"/>
      <text:p text:style-name="P14">cd komutu ;</text:p>
      <text:p text:style-name="P8">cd komutu dizinler arasında seyahat edebilmemizi sağlar.</text:p>
      <text:p text:style-name="P8"/>
      <text:p text:style-name="P8">Cd komutu kullanırken bilinmesi gereken bir nokta bulunduğumuz dizin içerisindeki bir dizine geçmek istediğimizde klasör adından önce / kullanılmaz aksi takdirde bu yol bulunamadı hatası verecektir.</text:p>
      <text:p text:style-name="P8"/>
      <text:p text:style-name="P8">Örneğin : Home dizinindeyiz ve home dizininde Downloads klasörü mevcut. Downloads klasörüne erişebilmek için cd Downloads komutu kullanırız.</text:p>
      <text:p text:style-name="P24"/>
      <text:p text:style-name="P15">touch komutu ;</text:p>
      <text:p text:style-name="P24"/>
      <text:p text:style-name="P26">Terminal üzerinden herhangi bir dizinde dosya oluşturmak için touch komutunu kullanırız.</text:p>
      <text:p text:style-name="P26"/>
      <text:p text:style-name="P27">Örneğin : touch dosya</text:p>
      <text:p text:style-name="P27"><text:s text:c="16"/>touch linux windows mac </text:p>
      <text:p text:style-name="P26"/>
      <text:p text:style-name="P27"><text:span text:style-name="T27">touch komutunun -t parametresi</text:span> ile dosyaların yaratılma tarihi ve düzenlenme tarihini istedigimiz şekilde düzenleyebiliriz. touch – t komutunu kullanırken aşağıdaki formatta birebir yazılması gerekmektedir.</text:p>
      <text:p text:style-name="P27"/>
      <text:p text:style-name="P27">touch – t <text:span text:style-name="T13">yyyy</text:span><text:span text:style-name="T14">aa</text:span><text:span text:style-name="T15">gg</text:span><text:span text:style-name="T16">ss</text:span><text:span text:style-name="T17">dd</text:span>.<text:span text:style-name="T18">ss</text:span> dosyaadı</text:p>
      <text:p text:style-name="P27"/>
      <text:p text:style-name="P29">yyyy – Yıl</text:p>
      <text:p text:style-name="P30">aa – Ay</text:p>
      <text:p text:style-name="P31">gg- Gün</text:p>
      <text:p text:style-name="P32">ss – Saat</text:p>
      <text:p text:style-name="P33">dd – Dakika</text:p>
      <text:p text:style-name="P27">.<text:span text:style-name="T18"> ‘ dan sonraki ss - Saniye</text:span></text:p>
      <text:p text:style-name="P27"/>
      <text:p text:style-name="P27">Örneğin : <text:span text:style-name="T19">touch -t 201806231245.34 linux</text:span></text:p>
      <text:p text:style-name="P27"><text:soft-page-break/></text:p>
      <text:p text:style-name="P16">cat komutu ;</text:p>
      <text:p text:style-name="P34"/>
      <text:p text:style-name="P34">cat komutu dosya işleme komutu olmak ile beraber cat komutu ile birden fazla işlem yapılabilir.</text:p>
      <text:p text:style-name="P34"/>
      <text:p text:style-name="P34"><text:span text:style-name="T28">Ilk olarak cat <text:s/>dosyaadı komutunu</text:span> kullanarak mevcut dosyanın içeriğini terminal ekranında görebiliriz. ( Yani dosyayı terminal üzerinden okuyabiliriz. )</text:p>
      <text:p text:style-name="P34"/>
      <text:p text:style-name="P37">Örneğin : cat komut </text:p>
      <text:p text:style-name="P37"/>
      <text:p text:style-name="P35"><text:span text:style-name="T27">Ikıncı olarak cat <text:s/>&gt; dosyaadı yada cat &gt;&gt; dosyaadı komutunu</text:span> kullanarak yeni bir dosya oluşturabiliriz. Lakin cat &gt; dosyaadı komutunu girdikten sonra konsol ekranı size alt satıra atacaktır. Burada oluşturduğunuz dosyaya eklemek istediğiniz bir şey yazabilirsiniz. Yazmanız bittikten sonra enter tuşuna basıp alt satıra geçtikten sonra CTRL + D kombinasyonunu kullanarak mevcut yazı ekranından çıkabilirsiniz yada dilerseniz herhangi bir şey yazmadan direk CTRL + D kombinasyonu ile çıkabilirsiniz bu durumda boş bir dosya oluşturmuş olabilirsiniz.</text:p>
      <text:p text:style-name="P35"/>
      <text:p text:style-name="P37">Örneğin : cat &gt; nane yada cat &gt;&gt; nane , entera bastıktan sonra yazmak istedikleriniz yada direk çıkmak için CTRL + D</text:p>
      <text:p text:style-name="P35"/>
      <text:p text:style-name="P36"><text:span text:style-name="T29">Ucuncu </text:span><text:span text:style-name="T27">olarak cat &gt;&gt; dosyaadı komutu</text:span> ile , dosyaadı kısmına zaten var olan bir dosyaadı girerek , dosyanıza eklemek istediğiniz şeyler var ise ekleyebilirsiniz. Yine yazı ekranından yazma işleminiz bittikten sonra enter ‘ a basıp CTRL + D kombinasyonu ile çıkabilirsiniz.</text:p>
      <text:p text:style-name="P36"/>
      <text:p text:style-name="P37">Örneğin : cat &gt;&gt; komut , <text:span text:style-name="T20">entera bastıktan sonra yazmak istediklerini yazdıktan sonra tekrar enter ‘ a basıp CTRL + D ile çıkış yapabilirsiniz. </text:span></text:p>
      <text:p text:style-name="P36"/>
      <text:p text:style-name="P36">Lakin burada dikkat etmeniz gereken iki nokta mevcuttur. Ilk olarak, Eğer cat &gt; dosyaadı kombinasyonunu var olan bir dosyayı düzenlemek için kullanırsanız cat mevcut dosyadakileri silerek yeni yazdıklarınızı dosyaya ekler fakat cat &gt;&gt; dosyaadı komutu ise dosyadakileri silmez ve var olanların altına ekler. Ikinci olarak bu komutları kullanırken var olmayan bir dosyaadı girerseniz cat girdiğiniz dosyaadında yeni bir dosya oluşturacaktır.</text:p>
      <text:p text:style-name="P34"/>
      <text:p text:style-name="P37"><text:span text:style-name="T27">Dorduncu olarak cat ile</text:span> aynı anda iki yada daha fazla dosyayı beraber ( alt alta ) terminalde görüntüleyebilir yada iki yada daha fazla dosyayı yeni bir dosya altında yada var olan bir dosya altında birleştirebiliriz.</text:p>
      <text:p text:style-name="P37"/>
      <text:p text:style-name="P37">Örneğin : komut , çekirdek ve sistem adında üç dosyamız var.</text:p>
      <text:p text:style-name="P37"/>
      <text:p text:style-name="P37">Bu üç dosyayı aynı anda konsolda alt alta görüntülemek için cat komut çekirdek sistem komutunu kullanabiliriz</text:p>
      <text:p text:style-name="P37"/>
      <text:p text:style-name="P37">Yada bu üç dosyayı işletimsistemi adında bir dosya altında birleştirmek istiyorsak cat komut çekirdek sistem &gt; işletimsistemi komutunu kullanabiliriz. Bulunduğunuz dizinde eger bir işletimsistemi adında dosya varsa üç dosyayı ona ekler eğer yok ise otomatik olarak oluşturur.</text:p>
      <text:p text:style-name="P34"/>
      <text:p text:style-name="P38"><text:span text:style-name="T27">Son olarak cat komutu ile</text:span> bir dizinde bulunan bir dosyanın içeriğini başka bir dizinde yada aynı dizinde oluşturacağımız yada var olan bir dosyaya aktarabiliriz.</text:p>
      <text:p text:style-name="P38"/>
      <text:p text:style-name="P38">Örneğin : cat <text:span text:style-name="T21">var/log/syslog &gt; ~/Desktop/Deneme/log.txt ; bu komut ile var klasörünün içindeki log klasörünün içinde bulunan syslog dosyasının içeriğini Masaüstündeki bulunan Deneme klasörünün </text:span><text:soft-page-break/><text:span text:style-name="T21">içindeki log.txt dosyasına yazdırır. Eğer log.txt dosyası Deneme klasörü içerisinde log.txt dosyası yok ise cat otomatik olarak oluşturur.</text:span></text:p>
      <text:p text:style-name="P38"/>
      <text:p text:style-name="P39"/>
      <text:p text:style-name="P17">ls komutu ;</text:p>
      <text:p text:style-name="P39"/>
      <text:p text:style-name="P39">ls komutu , İngilizce List teriminin kısaltmasından gelir ve genel kullanım amacı olarak bir dizin içeriside bulunanları listelemek için kullanılır.</text:p>
      <text:p text:style-name="P39"/>
      <text:p text:style-name="P40">Örnek olarak ;</text:p>
      <text:p text:style-name="P40"/>
      <text:p text:style-name="P40">içerisinde bulunduğumuz bir dizindekileri listelemek için sadece ls kullanılırız fakat farklı bir dizindekileri listelemek için ise ls dizin kullanırız.</text:p>
      <text:p text:style-name="P40"/>
      <text:p text:style-name="P40">Örneğin : ls ~/Downloads/ komutu Home/KullanıcıAdı klasörünün altındaki Downloads klasörünün içindekileri listeler.</text:p>
      <text:p text:style-name="P40"/>
      <text:p text:style-name="P46">Eğer bu listesi terminalde görmek yerine bir dosyaya yazdırmak isterseniz ls &gt; dosyaadı komutunu kullanabilirsiniz.</text:p>
      <text:p text:style-name="P39"/>
      <text:p text:style-name="P39">Ls komutu ile <text:span text:style-name="T22">listelemeyi neye göre yapmak yada ne şekilde yapmak istiyorsak ls komutunun yardımcı parametrelerini kullanabiliriz.</text:span></text:p>
      <text:p text:style-name="P39"/>
      <text:p text:style-name="P20">uname komutu ;</text:p>
      <text:p text:style-name="P38"/>
      <text:p text:style-name="P43">Bu komut ile kullandığımız mevcut işletim sistemin sadece çekirdeğinin adını öğrenebiliriz.</text:p>
      <text:p text:style-name="P43"/>
      <text:p text:style-name="P44">Örneğin, Ubuntu yada Pardus kullanıyorsanız uname komutu size çekirdeğin Linux olduğunu belirtecektir.</text:p>
      <text:p text:style-name="P44"/>
      <text:p text:style-name="P45">Uname komutunun birden fazla parametresi bulunmaktadır ve her parametresi ayrı bilgi vermektedir.</text:p>
      <text:p text:style-name="P45"/>
      <text:p text:style-name="P45"><text:span text:style-name="T27">-s parametresi :</text:span> çekirdek adını</text:p>
      <text:p text:style-name="P45"><text:span text:style-name="T27">-n parametresi :</text:span> bilgisayar adını (hostname)</text:p>
      <text:p text:style-name="P45"><text:span text:style-name="T27">-r parametresi : </text:span>kernelin yayınlanma tarihini</text:p>
      <text:p text:style-name="P45"><text:span text:style-name="T27">-v parametresi :</text:span> kernelin sürümünü</text:p>
      <text:p text:style-name="P45"><text:span text:style-name="T27">-</text:span><text:span text:style-name="T30">o parametresi : </text:span><text:span text:style-name="T24">işletim sistemini</text:span></text:p>
      <text:p text:style-name="P45"/>
      <text:p text:style-name="P46">belirtir.<text:span text:style-name="T27"> -a parametresi </text:span>ise tüm parametreleri içerir ve bu bilgilerin tamamını gösterir.</text:p>
      <text:p text:style-name="P28"/>
      <text:p text:style-name="P18">history komutu ;</text:p>
      <text:p text:style-name="P47"/>
      <text:p text:style-name="P48">history komutu , <text:span text:style-name="T25">terminalde geçmişte kullandığımız komutları numaralı ve sıralı bir şekilde gösterir ( Hatalı yada Hatasız ). Terminal üzerine yaptığınız bütün geçmiş eylemler .bash_history isimli home/kullanıcıadı dizini altındaki dosyada kaydedilmektedir.</text:span></text:p>
      <text:p text:style-name="P48"/>
      <text:p text:style-name="P54"><text:span text:style-name="T27">history komutu</text:span> terminalde önceden kullanılmış maksimum 999 komutu göstermektedir. Tüm komutları görmek için .bash_history dosyasını kontrol edebilirsiniz ancak .bash_history dosyası da maksimum 2000 adet kayıt tutmaktadır. Artan kayıtları ilk olanları silerek üzerine yazacaktır.</text:p>
      <text:p text:style-name="P54"/>
      <text:p text:style-name="P60"><text:soft-page-break/>Eğer tutulacak kayıt sayısını arttırmak istiyorsanız /home/kullanıcıadı dizini altındaki .bashrc dosyasını açarak “for setting history length ….” kısmının hemen altında bulunan HISTSIZE ve HISTFILESIZE komutlarının rakamlarını değiştirmeniz gerekir. HISTSIZE konsol ekranında görüntülenecek komut sayısını , HISTFILESIZE ise dosyada tutulacak komut sayısını temsil eder.</text:p>
      <text:p text:style-name="P53"/>
      <text:p text:style-name="P48"/>
      <text:p text:style-name="P52"><text:span text:style-name="T31">Ö</text:span><text:span text:style-name="T27">nceden kullanmak istediğiniz bir komutu</text:span> kullanmak istiyorsanız, kullanmak istediğiniz komutun numarasını kullanarak , !komutunnumarası komutunu yazıp enter ‘ a basarak ilgili komutu yeniden çalıştırabilirsiniz.</text:p>
      <text:p text:style-name="P52"/>
      <text:p text:style-name="P52">Örneğin ; history ile arama yaptınız , numaralı listede yeniden kullanmak istediğiniz kodun numarası 100 , !100 komutunu girerek , enter ‘ a basıp yeniden çalıştırabilirsiniz.</text:p>
      <text:p text:style-name="P48"/>
      <text:p text:style-name="P51"><text:span text:style-name="T32">h</text:span><text:span text:style-name="T27">istory sayı komutunu </text:span>kullanarak istediğimiz sayı kadar geçmişe dönük kayıt görmesini sağlayabiliriz.</text:p>
      <text:p text:style-name="P51"/>
      <text:p text:style-name="P51">Örneğin ; history 10 komutu ile kullanılan son 10 komutu görüntüleyebiliriz.</text:p>
      <text:p text:style-name="P51"/>
      <text:p text:style-name="P52"><text:span text:style-name="T27">history -c parametresi</text:span> ile tüm geçmişi silebiliriz.</text:p>
      <text:p text:style-name="P52"/>
      <text:p text:style-name="P52"><text:span text:style-name="T27">history &gt; dosyaadı</text:span> komutu <text:span text:style-name="T38">ile geçmiş kayıtlarını bir dosyaya aktarabilirsiniz.</text:span></text:p>
      <text:p text:style-name="P52"/>
      <text:p text:style-name="P52">Örneğin : history &gt; geçmiş.txt</text:p>
      <text:p text:style-name="P52"/>
      <text:p text:style-name="P55">Eğer history komutu ile geçmiş kayıtlarını tarih ve saat formatında yazdırmak istiyorsak aşağıdaki komutu kullanabiliriz.</text:p>
      <text:p text:style-name="P55"/>
      <text:p text:style-name="P55"><text:span text:style-name="T27">HISTTIMEFORMAT=”%d/%m/%y %T “</text:span> <text:s/>( Sondaki tırnak işaretini bir boşluk bırakarak yazmanın nedeni tarih ile komutadları arasında boşluk bırakmaktır. )</text:p>
      <text:p text:style-name="P55"/>
      <text:p text:style-name="P55">%d = Day yani gün</text:p>
      <text:p text:style-name="P55">%m = Month yani ay</text:p>
      <text:p text:style-name="P55">%y = Year yani yıl</text:p>
      <text:p text:style-name="P55">%T = Time , saati ifade eder.</text:p>
      <text:p text:style-name="P55"/>
      <text:p text:style-name="P55"><text:span text:style-name="T39">Ancak bu komut geçicidir. Terminal’i kapatmanız durumunda eski formata dönecektir. Bunu kalıcı yapmak istiyorsanız</text:span> kabuk ( shell ) <text:span text:style-name="T26">altında</text:span> bu komutu eklememiz gerekir ki oda /home/kullanıcıadı altındaki dizinde bulunan .bash<text:span text:style-name="T26">rc</text:span> dosyasıdır. <text:span text:style-name="T26">( Kabuğun bash olduğu varsayılmıştır. )</text:span></text:p>
      <text:p text:style-name="P55">nano komutu ile bu dosyayı açarak bu formatı bu dosyaya eklersek, mevcut history komutunun formatı kalıcı olur. <text:span text:style-name="T41">Değişiklikleri görmek için mevcut terminalden çıkıp yeni bir terminal açmalısınız.</text:span></text:p>
      <text:p text:style-name="P55"/>
      <text:p text:style-name="P56"><text:span text:style-name="T31">h</text:span><text:span text:style-name="T27">istory </text:span><text:span text:style-name="T31">| more</text:span><text:span text:style-name="T40"> </text:span><text:span text:style-name="T38">komutu ile geçmişi sayfa sayfa görüntüleyebilirsiniz. Dilerseniz Enter tuşuna basarak satır satır , dilerseniz boşluk ( space ) tuşuna basarak sayfa sayfa aşağı inebilirsiniz.</text:span></text:p>
      <text:p text:style-name="P56"/>
      <text:p text:style-name="P19">alias komutu ;</text:p>
      <text:p text:style-name="P19"/>
      <text:p text:style-name="P57">ailas komutu takma ad olarak geçmektedir. Herhangi bir komutu istediğiniz herhangi bir terim ile çağırmanızı sağlar.</text:p>
      <text:p text:style-name="P57"/>
      <text:p text:style-name="P57">Örnekle açıklarsak , <text:span text:style-name="T33">alias</text:span><text:span text:style-name="T27"> </text:span><text:span text:style-name="T33">klasöroluştur</text:span><text:span text:style-name="T27">=’</text:span><text:span text:style-name="T33">mkdir</text:span><text:span text:style-name="T27"> – </text:span><text:span text:style-name="T33">v</text:span><text:span text:style-name="T27"> komutunu</text:span> yazıp çalıştırırsak , Terminalde her <text:span text:style-name="T42">klasöroluştur</text:span> ifadesini çağırdığınızda <text:span text:style-name="T42">mkdir -v</text:span> komutu devreye girecektir. <text:span text:style-name="T42">Örneğin klasöroluştur </text:span><text:soft-page-break/><text:span text:style-name="T42">linux der isek linux adında bir klasör oluşturacak ve -v parametresinden dolayı kişiyi klasör oluşturulduğuna dair bilgilendirecektir. </text:span></text:p>
      <text:p text:style-name="P57"/>
      <text:p text:style-name="P58"><text:span text:style-name="T27">Eğer oluşturduğunuz bu ifadeyi kaldırmak isterseniz unalias klasöroluştur komutunu </text:span>girebilir yada direk olarak yeni bir terminal açabilirsiniz. Alias ile oluşturulan ifade sadece o oluşturulduğu terminalde çalışır ve terminali kapatırsanız yeni bir terminalde çalışmaz.</text:p>
      <text:p text:style-name="P58"/>
      <text:p text:style-name="P58"><text:span text:style-name="T34">Eğer </text:span><text:span text:style-name="T27">alias ile kalıcı bir ifade, değişken yaratmak isterseniz, alias degişkenadı=’komut’ , komutunu</text:span> /home/kullanıcıadı klasörü altındaki .bashrc dosyası içerisine eklemeniz gerekmektedir. Bu dosyaya eklenmesi durumunda bu ifade ( değişken ) her terminalde çalışacaktır.</text:p>
      <text:p text:style-name="P58"/>
      <text:p text:style-name="P59">.bashrc dosyasını nano komutu ile açabilirsiniz.</text:p>
      <text:p text:style-name="P59"/>
      <text:p text:style-name="P61">History komutu ile gun yada yıla göre nasıl arama yapıldığı öğrenilmeli.</text:p>
      <text:p text:style-name="P59"/>
      <text:p text:style-name="P21">echo komutu;</text:p>
      <text:p text:style-name="P59"/>
      <text:p text:style-name="P61">echo komutu text görüntüleyen standart bir girdi komutudur. Echo komutu nu yardımcı parametreler ile kullanarak kişileştirilmiş bir çıktı almak mümkündür.</text:p>
      <text:p text:style-name="P62"/>
      <text:p text:style-name="P62">Örneğin : echo <text:s/><text:span text:style-name="T43">Linux ineklerin birleştiği bir topluluktur.</text:span></text:p>
      <text:p text:style-name="P62"/>
      <text:p text:style-name="P63"><text:span text:style-name="T27">echo komutu </text:span>ile bir değişken atamak ve değişkene değer atamak mümkündür. <text:span text:style-name="T44">Değişken string, integer yada double olabilir fark etmez.</text:span></text:p>
      <text:p text:style-name="P63"/>
      <text:p text:style-name="P64">Örne<text:span text:style-name="T44">kler verecek olursak ;</text:span></text:p>
      <text:p text:style-name="P64"/>
      <text:p text:style-name="P65">terminalde x=10 yazap entera bastıktan sonra echo $x yazmamız durumunda bize çıktı 10 olarak verecektir.</text:p>
      <text:p text:style-name="P64"/>
      <text:p text:style-name="P65">Terminalde y=linux yazıp entera bastıktan sonra echo $y yazmamız durumunda bize çıktı olarak linux verecektir.</text:p>
      <text:p text:style-name="P65"/>
      <text:p text:style-name="P66"><text:span text:style-name="T27">echo -e parametresini kullanırken <text:s/></text:span><text:span text:style-name="T35">\ ile bazı ifadeler kulanılarak yazım şekillendirilebilir.</text:span> Ancak <text:span text:style-name="T45">bu parametre kullanılırken</text:span> yazılanların muhakkak iki “” arasında olması gerekmektedir. “ açtıktan sonra kapatmadığınız sürece echo metin yazdırtmayı sürdürecektir.</text:p>
      <text:p text:style-name="P65"/>
      <text:p text:style-name="P67"><text:span text:style-name="T51">echo -e parametresini \b</text:span><text:span text:style-name="T46"> i</text:span>le kullanırsak cümleler arasındaki boşlukları kaldırarak bitişik yazar.</text:p>
      <text:p text:style-name="P65"/>
      <text:p text:style-name="P65">echo -e “ Linux /bsevdalısı /bbir /bgrubuz</text:p>
      <text:p text:style-name="P65"/>
      <text:p text:style-name="P65">Bu komutta çıktı Linuxsevdalısıbirgrubuz olacaktır.</text:p>
      <text:p text:style-name="P65"/>
      <text:p text:style-name="P67"><text:span text:style-name="T50">echo -e parametresini \n</text:span> ile kullanırsak cümleleri alt alta yazacaktır.</text:p>
      <text:p text:style-name="P65"/>
      <text:p text:style-name="P67">echo -e “Linux \nsevdalısı \nbir \ngrubuz</text:p>
      <text:p text:style-name="P67"/>
      <text:p text:style-name="P67">Bu komutta çıktı ise</text:p>
      <text:p text:style-name="P67"/>
      <text:p text:style-name="P67">Linux</text:p>
      <text:p text:style-name="P67">sevdalısı</text:p>
      <text:p text:style-name="P67">bir</text:p>
      <text:p text:style-name="P67"><text:soft-page-break/>grubuz</text:p>
      <text:p text:style-name="P67"/>
      <text:p text:style-name="P67">olacaktır.</text:p>
      <text:p text:style-name="P67"/>
      <text:p text:style-name="P67"><text:span text:style-name="T50">echo -e parametresini \t</text:span> ile kullanırsak cümleler arasında tab ile bırakılan boşluk kadar boşluk bırakacatır.</text:p>
      <text:p text:style-name="P67"/>
      <text:p text:style-name="P67">echo -e “Linux \tsevdalısı \tbir \tgrubuz</text:p>
      <text:p text:style-name="P67"/>
      <text:p text:style-name="P67">Bu komutta çıktı : Linux<text:tab/>sevdalısı<text:tab/>bir<text:tab/>grubuz <text:s text:c="4"/>olacaktır.</text:p>
      <text:p text:style-name="P65"/>
      <text:p text:style-name="P67"><text:span text:style-name="T50">echo -e parametresini \v </text:span><text:span text:style-name="T46">ile kullanırsak cümleleri alt alta ve aralarında birer tab boşluk olarak yazacaktır.</text:span></text:p>
      <text:p text:style-name="P70"/>
      <text:p text:style-name="P70">echo -e “Linux \vsevdalısı \vbir \vgrubuz</text:p>
      <text:p text:style-name="P70"/>
      <text:p text:style-name="P70">Bu komutta çıktı ;</text:p>
      <text:p text:style-name="P70"/>
      <text:p text:style-name="P70">Linux</text:p>
      <text:p text:style-name="P70"><text:tab/>sevdalısı</text:p>
      <text:p text:style-name="P70"><text:tab/><text:tab/> <text:s text:c="3"/>bir</text:p>
      <text:p text:style-name="P70"><text:tab/><text:tab/><text:tab/>grubuz</text:p>
      <text:p text:style-name="P70"/>
      <text:p text:style-name="P70">olacaktır.</text:p>
      <text:p text:style-name="P65"/>
      <text:p text:style-name="P67"><text:span text:style-name="T50">echo -e parametresini \</text:span><text:span text:style-name="T52">v\n </text:span><text:span text:style-name="T47">ile beraber kullanırsak cümleleri birer satır boşluk bırakarak alt alta yazacaktır.</text:span></text:p>
      <text:p text:style-name="P71"/>
      <text:p text:style-name="P72">Echo -e “Linux \v\nsevdalısı \v\nbir \v\ngrubuz”</text:p>
      <text:p text:style-name="P72"/>
      <text:p text:style-name="P72">Bu komutta çıktı ;</text:p>
      <text:p text:style-name="P72"/>
      <text:p text:style-name="P72">Linux</text:p>
      <text:p text:style-name="P72"/>
      <text:p text:style-name="P72">sevdalısı</text:p>
      <text:p text:style-name="P72"/>
      <text:p text:style-name="P72">bir </text:p>
      <text:p text:style-name="P72"/>
      <text:p text:style-name="P72">grubuz olacaktır.</text:p>
      <text:p text:style-name="P72"/>
      <text:p text:style-name="P68"><text:span text:style-name="T50">echo -e parametresini \</text:span><text:span text:style-name="T52">r </text:span><text:span text:style-name="T47">ile beraber kullanırsak kullanıldığı cümleden önceki cümle</text:span><text:span text:style-name="T48">leri </text:span><text:span text:style-name="T47">siler.</text:span></text:p>
      <text:p text:style-name="P72"/>
      <text:p text:style-name="P69"><text:span text:style-name="T50">echo -e parametresini \</text:span><text:span text:style-name="T53">c</text:span><text:span text:style-name="T52"> </text:span><text:span text:style-name="T47">ile beraber kullanırsak </text:span><text:span text:style-name="T48">r nin tam tersini </text:span><text:span text:style-name="T47">kullanıldığı cümleden </text:span><text:span text:style-name="T48">sonraki</text:span><text:span text:style-name="T47"> cümle</text:span><text:span text:style-name="T48">leri </text:span><text:span text:style-name="T47">siler.</text:span></text:p>
      <text:p text:style-name="P73"/>
      <text:p text:style-name="P74"><text:span text:style-name="T36">echo – n</text:span> parametresini kullanarak echo ile metin yazdığınızda enter ‘ a basmanız durumunda konsol çıktı verdikten sonra yeni satıra geçmez. Yazdığınız metinin olduğu satırdan devam eder.</text:p>
      <text:p text:style-name="P74"/>
      <text:p text:style-name="P75"><text:span text:style-name="T27">echo * komutu</text:span> bulunduğunuz dizindeki dosya ve klasörleri listeler. ls komutunun bir alternatifi gibi düşünülebilir.</text:p>
      <text:p text:style-name="P65"/>
      <text:p text:style-name="P76"><text:soft-page-break/><text:span text:style-name="T27">echo *.uzantıadı komutu </text:span>ile bulunduğunuz dizindeki istediğiniz uzantıya sahip dosyaları listeleyebilirsiniz.</text:p>
      <text:p text:style-name="P76"/>
      <text:p text:style-name="P76">Örneğin ; echo *.txt komutu bulunduğunuz dizindeki tüm txt uzantılı dosyaları listeler.</text:p>
      <text:p text:style-name="P76"/>
      <text:p text:style-name="P76"/>
      <text:p text:style-name="P76"><text:span text:style-name="T37">e</text:span><text:span text:style-name="T27">cho “metin yazınız” &gt; dosyaadı</text:span> komutu ile <text:span text:style-name="T54">yeni bir dosya oluşturmak mümkün. Cat komutunun alternatifi olarak düşünülebilir.</text:span></text:p>
      <text:p text:style-name="P76"/>
      <text:p text:style-name="P77">Örneğin ;</text:p>
      <text:p text:style-name="P77"/>
      <text:p text:style-name="P77"><text:s/>echo “” &gt; deneme <text:s/>, komutu bulunduğunuz dizinde deneme adında boş bir dosya oluşturur</text:p>
      <text:p text:style-name="P77"/>
      <text:p text:style-name="P77">echo “selam” &gt; deneme2 , komutu bulunduğunuz dizinde içinde selam yazan deneme2 adında bir dosya oluşturur.</text:p>
      <text:p text:style-name="P90"><text:span text:style-name="T3"/></text:p>
      <text:p text:style-name="P4"/>
      <text:p text:style-name="P10"/>
      <text:p text:style-name="P10"><text:s/>Terminalde ; </text:p>
      <text:p text:style-name="P4"/>
      <text:p text:style-name="P4">Ayırıcı : ‘ dan sonra gelen ;</text:p>
      <text:p text:style-name="P4"/>
      <text:p text:style-name="P4"><text:span text:style-name="T5">~ : </text:span>ifadesi home/<text:span text:style-name="T23">kullanıcıadı dizininde</text:span> olduğunuzu <text:span text:style-name="T23">belirtir.</text:span></text:p>
      <text:p text:style-name="P4"/>
      <text:p text:style-name="P4"><text:span text:style-name="T5">/ : </text:span>ifadesi ise kök dizininde olduğunuzu belirtir.</text:p>
      <text:p text:style-name="P4"/>
      <text:p text:style-name="P6">Bu iki ifadeden sonra gelen ifadelerse kullanıcı türünü belirtir.</text:p>
      <text:p text:style-name="P6"/>
      <text:p text:style-name="P6"><text:span text:style-name="T5">$ :</text:span> ifadesi normal kullanıcı olduğunu belirtirki kök dizinde bir işlem yapmanıza müsade etmez.</text:p>
      <text:p text:style-name="P6"/>
      <text:p text:style-name="P6"><text:span text:style-name="T5"># : </text:span>ifadesi Süper kullanıcı yani root kullanıcısı olduğunuzu belirtirki sistemdeki en güçlü kullanıcıdır. Root kullanıcısı sistemde dilediği her şeyi yapabilir.</text:p>
      <text:p text:style-name="P4"/>
      <text:p text:style-name="P6">Root dizinine doğrudan ulaşmak için cd / komutu kullanılabilir.</text:p>
      <text:p text:style-name="P6"/>
      <text:p text:style-name="P6">Yada Linux ‘ da en gerideki yani kökdeki dizin root olduğundan, ~ ifadesi / olana kadar cd .. ifadesi kullanılabilir yada içinde bulunan dizin göz önüne alınarak cd ../../../.. yazılarak doğrudan kök dizine ulaşılabilir.</text:p>
      <text:p text:style-name="P6"/>
      <text:p text:style-name="P42">Örneğin ; ayırıcı olan : ‘ dan sonra ~ ifadesini görürsek bu home/kullanıcıadı klasöründe olduğumuzu gösterir.</text:p>
      <text:p text:style-name="P42"/>
      <text:p text:style-name="P42">Eğer cd .. yazarsak , /home dizinine çıkarız ardından tekrar cd .. yazarsak , kök dizinine çıkmış oluruz.</text:p>
      <text:p text:style-name="P42"/>
      <text:p text:style-name="P42">Yada direk olarak cd ../.. yazarak kök dizinine çıkabiliriz. Burada .. sadece bir dizini simgeler.</text:p>
      <text:p text:style-name="P92"/>
      <text:p text:style-name="P79"/>
      <text:p text:style-name="P79"/>
      <text:p text:style-name="P4"/>
      <text:p text:style-name="P6"><text:soft-page-break/>Terminalde aklımıza tam olarak gelmeyen klasör yada dosya isimlerini tamamlamak <text:span text:style-name="T1">için TAB Tuşu kullanılabilir.</text:span></text:p>
      <text:p text:style-name="P6"/>
      <text:p text:style-name="P6">Örneğin : <text:s/><text:span text:style-name="T1">cd / komutu ile kök dizine girdik, burada tekrar cd /u yazdıktan sonra tab tuşuna basarsak otomatik olarak dizin içerisinde bulunan usr klasörünün adını yazar ve cd /usr olur.</text:span></text:p>
      <text:p text:style-name="P6"/>
      <text:p text:style-name="P7">Yine bir dizin ( klasör ) altında bulunan ikinci bir dizine gitmek istiyorsak, ilk dizinin adını biliyor ama ikincisini bilmiyorsak, ilk dizinin içerisindeki dosyaları görmek için TAB tuşu kullanılabilir.</text:p>
      <text:p text:style-name="P7"/>
      <text:p text:style-name="P7">ls <text:s/>yani listeleme komutu ile tab tuşu burada benzer bir görev görür fakat ls komutu dosyalarıda size gösterirken tab tuşu size sadece içine erişebileceğiniz dizin ( klasörleri ) gösterir.</text:p>
      <text:p text:style-name="P7"/>
      <text:p text:style-name="P7">Örneğin : cd /etc/ yazıp tab ‘ a basarsak etc içerisindeki bulunan tüm dizinlerin sayısını gösterir ve devam etmek yada etmemek istediğinizi sorar. Devam etmesini istemeniz durumunda içerisinde bulunan dizinleri sıralar.</text:p>
      <text:p text:style-name="P7"/>
      <text:p text:style-name="P24">Terminalde TAB tuşu son derece kullanışlı bir yardımcıdır.</text:p>
      <text:p text:style-name="P93"/>
      <text:p text:style-name="P80"/>
      <text:p text:style-name="P7"/>
      <text:p text:style-name="P24">Terminalde <text:span text:style-name="T11">dosya yada klasör isimlerindeki boşlukları ifade etmek için \ ( Ters Eğik Çizgi ) ve boşluk kombinasyonunu kullanırız.</text:span></text:p>
      <text:p text:style-name="P24"/>
      <text:p text:style-name="P25">Örneğin : Linux Dağıtımları adında bir klasör oluşturmak için ;</text:p>
      <text:p text:style-name="P25"/>
      <text:p text:style-name="P25">mkdir Linux\ Dağıtımları komutunu kullanmamız gerekiyor. Eğer mkdir Linux Dağıtımları şeklinde yazar isek Linux ve Dağıtımları adlarına sahip iki ayrı klasör oluşturacaktır.</text:p>
      <text:p text:style-name="P25"/>
      <text:p text:style-name="P26">Yine aynı şekilde Linux Dağıtımları isimli klasörü silmek için ;</text:p>
      <text:p text:style-name="P26"/>
      <text:p text:style-name="P26">rmdir Linux\ Dağıtımları komutunu kullanmamız gerekiyor.</text:p>
      <text:p text:style-name="P26"/>
      <text:p text:style-name="P27">touch komutu ile dosya oluşturmak istediğimizde yada, cat komutu ile dosya oluşturmak istediğimizde, yada okumak istediğimizde bu durum geçerlidir. </text:p>
      <text:p text:style-name="P27"/>
      <text:p text:style-name="P27">Örneğin : Linux Konsol Uygulamaları isimli dosyayı cat ile terminal üzerinde okumak istiyoruz. Bu durumda ; <text:span text:style-name="T9">cat Linux\ Konsol\ Uygulamaları</text:span> şeklinde yazarız.</text:p>
      <text:p text:style-name="P94"/>
      <text:p text:style-name="P26"><text:span text:style-name="T3"><text:s/></text:span></text:p>
      <text:p text:style-name="P26"/>
      <text:p text:style-name="P41">Terminalde komutları kullanırken parametre belirtecek isek yani komut ile beraber o komuta ait parametre kullanacak ise, genel kalıp <text:span text:style-name="T9">komut -parametre</text:span> <text:s/>‘ dir. Bu kalıp daima bu şekilde kullanılır asla değişmez. Komutlardan sonra eklenen - ( Tire ) ifadesi o komutta ait parametre kullanılacağını belirtir.</text:p>
      <text:p text:style-name="P41"/>
      <text:p text:style-name="P41">Örneğin : ls -l yada cp -r yada mkdir -v gibi v.b.</text:p>
      <text:p text:style-name="P41"/>
      <text:p text:style-name="P41">Terminalde ikinci olarak bir komuta ait birden fazla parametre kullanılacak ise tek bir - ( tire ) ‘ den sonra kullanılmak istenen parametreler peş peşe yazılabilir. Her parametre için yeniden bir - ( tire ) eklemeniz gerekmez , dilerseniz her parametreden önce - ( tire ) kullanarakda yazabilirsiniz ama her parametre arasına boşluk bırakmalısınız.</text:p>
      <text:p text:style-name="P41"><text:soft-page-break/></text:p>
      <text:p text:style-name="P41">Örneğin ls komutunu ele alalım. Ls komutuna ait birden fazla parametre kullanmak istiyorsak iki şekilde yazabiliriz.</text:p>
      <text:p text:style-name="P41"/>
      <text:p text:style-name="P41">1 - ) <text:span text:style-name="T23">ls -l -t -h </text:span></text:p>
      <text:p text:style-name="P42">2 -) ls -lth</text:p>
      <text:p text:style-name="P42"/>
      <text:p text:style-name="P42">her iki kombinasyonda doğru şekilde çalışır.</text:p>
      <text:p text:style-name="P95"/>
      <text:p text:style-name="P42"><text:s/></text:p>
      <text:p text:style-name="P42"/>
      <text:p text:style-name="P49">Terminalde son çalıştırılan komutu yeniden çalıştırmak için kullanılabilecek 4 farklı yol mevcuttur. </text:p>
      <text:p text:style-name="P49"/>
      <text:p text:style-name="P49">İlk olarak , klavyeden yukarı tuşuna basarak önceden kullandığınız metodları arayabilir ve son kullandığızı bulduktan sonra enter ‘ a basıp çalıştırabilirsiniz</text:p>
      <text:p text:style-name="P49"/>
      <text:p text:style-name="P49">İkinci olarak konsol ekranına !! komutunu girebilirsiniz. !! Komutunu girdikten sonra enter ‘ a bastıktan sonra otomatik olarak son çalıştırılan komutu tekrar eder.</text:p>
      <text:p text:style-name="P49"/>
      <text:p text:style-name="P49">Üçüncü olarak !-1 komutunu girebilirsiniz. Aynı şekilde !-1 komutunu girdikten sonra enter ‘ a basarsanız son çalıştırdığınız komut otomatik olarak çalışır.Dahada eskileri çalıştırmak için !-2,!-3 şeklinde belirtebilirsiniz. Örneğin !-2 komutu sondan 2. olan komutu yeniden çalıştırır.</text:p>
      <text:p text:style-name="P49"/>
      <text:p text:style-name="P49">Son olarak klavyeden CTRL + P kısayol kombinasyonunu deneyebilirsiniz. Kısayolu kullandığınızda en son çalıştırdığınız komut ekranda belirecektir. Enter ‘ a basarak çalıştırabilirsiniz.</text:p>
      <text:p text:style-name="P49"/>
      <text:p text:style-name="P50">Bütün bunların dışında CTRL + R komutu ile geçmişte kullandığınız komutlar arasında arama komutun adı ile yapabilirsiniz.</text:p>
      <text:p text:style-name="P49"/>
      <text:p text:style-name="P49"><text:s/></text:p>
      <text:p text:style-name="P49"/>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3:13:08.000751393</meta:creation-date>
    <dc:date>2018-08-05T22:56:14.960614033</dc:date>
    <meta:editing-duration>PT7H5M45S</meta:editing-duration>
    <meta:editing-cycles>29</meta:editing-cycles>
    <meta:generator>LibreOffice/5.1.6.2$Linux_X86_64 LibreOffice_project/10m0$Build-2</meta:generator>
    <meta:document-statistic meta:table-count="0" meta:image-count="0" meta:object-count="0" meta:page-count="11" meta:paragraph-count="201" meta:word-count="3066" meta:character-count="22089" meta:non-whitespace-character-count="19151"/>
  </office:meta>
</office:document-meta>
</file>